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3cm" svg:stroke-color="#000000" draw:marker-start-width="0.65cm" draw:marker-end-width="0.65cm" draw:fill="none" draw:fill-color="#ffffff" draw:textarea-horizontal-align="left" draw:auto-grow-height="true" draw:auto-grow-width="true" fo:min-height="0.416cm" fo:min-width="7.067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.3cm" svg:stroke-color="#000000" draw:marker-start-width="0.65cm" draw:marker-end-width="0.65cm" draw:fill="none" draw:fill-color="#ffffff" draw:textarea-horizontal-align="left" draw:auto-grow-height="true" draw:auto-grow-width="true" fo:min-height="0cm" fo:min-width="1.7cm"/>
    </style:style>
    <style:style style:name="gr6" style:family="graphic" style:parent-style-name="standard">
      <style:graphic-properties draw:stroke="none" svg:stroke-width="0.3cm" svg:stroke-color="#000000" draw:marker-start-width="0.65cm" draw:marker-end-width="0.65cm" draw:fill="none" draw:fill-color="#ffffff" draw:textarea-horizontal-align="left" draw:auto-grow-height="true" draw:auto-grow-width="true" fo:min-height="0.416cm" fo:min-width="5.073cm"/>
    </style:style>
    <style:style style:name="gr7" style:family="graphic" style:parent-style-name="standard">
      <style:graphic-properties svg:stroke-width="0cm" draw:marker-start-width="0.2cm" draw:marker-end-width="0.2cm" draw:fill="none" draw:textarea-vertical-align="middle" draw:auto-grow-height="false" fo:min-height="0.749cm" fo:min-width="0.499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16cm" fo:min-width="3.672cm"/>
    </style:style>
    <style:style style:name="gr9" style:family="graphic" style:parent-style-name="standard">
      <style:graphic-properties svg:stroke-color="#000000" draw:fill="solid" draw:fill-color="#eeeeee" draw:textarea-horizontal-align="center" draw:textarea-vertical-align="middle" draw:auto-grow-height="false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style:text-underline-style="none" style:font-size-asian="16pt" style:font-size-complex="16pt"/>
    </style:style>
    <style:style style:name="P3" style:family="paragraph">
      <style:paragraph-properties fo:text-align="center"/>
      <style:text-properties fo:color="#000000" fo:font-size="11pt" fo:font-style="italic" style:font-size-asian="11pt" style:font-style-asian="italic" style:font-size-complex="11pt" style:font-style-complex="italic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.1cm" fo:margin-bottom="0.1cm" fo:line-height="100%" fo:text-align="start" fo:text-indent="0cm"/>
    </style:style>
    <style:style style:name="T1" style:family="text">
      <style:text-properties fo:color="#ffffff" fo:font-size="16pt" style:text-underline-style="none" fo:font-weight="bold" style:font-size-asian="16pt" style:font-weight-asian="bold" style:font-size-complex="16pt" style:font-weight-complex="bold"/>
    </style:style>
    <style:style style:name="T2" style:family="text"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Droid Sans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Droid Sans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7cm" svg:height="1.3cm" svg:x="1cm" svg:y="1cm">
          <text:p text:style-name="P1"><text:span text:style-name="T1">Weighted Lazy Theta* with Optmiz.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7cm" svg:height="19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012cm" svg:height="0.692cm" svg:x="3.877cm" svg:y="4.6cm">
          <draw:text-box>
            <text:p text:style-name="P1"><text:span text:style-name="T2">Target Position</text:span><text:span text:style-name="T3"> (geometry_msgs::Vector3)</text:span></text:p>
          </draw:text-box>
        </draw:frame>
        <draw:custom-shape draw:style-name="gr4" draw:text-style-name="P4" xml:id="id2" draw:id="id2" draw:layer="layout" svg:width="3cm" svg:height="1.7cm" svg:x="12.4cm" svg:y="4.1cm">
          <text:p text:style-name="P1"><text:span text:style-name="T4">ThetaStar</text:span></text:p>
          <text:p text:style-name="P1"><text:span text:style-name="T4">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7.99cm" svg:height="0.692cm" svg:x="3.937cm" svg:y="3.7cm">
          <draw:text-box>
            <text:p text:style-name="P1"><text:span text:style-name="T2">Origin Position </text:span><text:span text:style-name="T5">(geometry_msgs::Vector3)</text:span></text:p>
          </draw:text-box>
        </draw:frame>
        <draw:frame draw:style-name="gr6" draw:text-style-name="P3" draw:layer="layout" svg:width="6.967cm" svg:height="0.692cm" svg:x="4.871cm" svg:y="5.534cm">
          <draw:text-box>
            <text:p text:style-name="P1"><text:span text:style-name="T2">Input Map</text:span><text:span text:style-name="T3"> (Octomap, PointCloud, ...)</text:span></text:p>
          </draw:text-box>
        </draw:frame>
        <draw:custom-shape draw:style-name="gr7" draw:text-style-name="P1" draw:layer="layout" svg:width="0.5cm" svg:height="2.8cm" svg:x="11.7cm" svg:y="3.5cm">
          <text:p/>
          <draw:enhanced-geometry svg:viewBox="0 0 21600 21600" draw:glue-points="0 0 0 21600 21600 10800" draw:text-areas="0 ?f9 7800 ?f10" draw:type="right-brace" draw:modifiers="1249.16683003333 10802.117231915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4cm" svg:height="2.8cm" svg:x="15.8cm" svg:y="3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3" draw:layer="layout" svg:width="9.887cm" svg:height="0.692cm" svg:x="16.1cm" svg:y="4.534cm">
          <draw:text-box>
            <text:p text:style-name="P1"><text:span text:style-name="T2">Trajectory</text:span><text:span text:style-name="T3"> (trajectory_msgs::MultiDOFJointTrajectory)</text:span></text:p>
          </draw:text-box>
        </draw:frame>
        <draw:frame draw:style-name="gr8" draw:text-style-name="P3" draw:layer="layout" svg:width="7.77cm" svg:height="0.692cm" svg:x="16.128cm" svg:y="3.534cm">
          <draw:text-box>
            <text:p text:style-name="P1"><text:span text:style-name="T2">Path</text:span><text:span text:style-name="T3"> (vector3&lt;geometry_msgs::Vector3&gt;)</text:span></text:p>
          </draw:text-box>
        </draw:frame>
        <draw:frame draw:style-name="gr8" draw:text-style-name="P3" draw:layer="layout" svg:width="8.033cm" svg:height="0.692cm" svg:x="16.101cm" svg:y="5.634cm">
          <draw:text-box>
            <text:p text:style-name="P1"><text:span text:style-name="T2">Debug topics</text:span><text:span text:style-name="T3"> (visualization_msgs::Marker)</text:span></text:p>
          </draw:text-box>
        </draw:frame>
        <draw:custom-shape draw:style-name="gr9" draw:text-style-name="P1" xml:id="id1" draw:id="id1" draw:layer="layout" svg:width="19.8cm" svg:height="10.5cm" svg:x="4cm" svg:y="8.2cm">
          <text:p text:style-name="P1"><text:span text:style-name="T6">Configuration </text:span><text:span text:style-name="T7">(parameters from launch)</text:span></text:p>
          <text:p text:style-name="P6"><text:span text:style-name="T8"/></text:p>
          <text:p text:style-name="P7"><text:span text:style-name="T9">- </text:span><text:span text:style-name="T10">WorkSpace</text:span><text:span text:style-name="T9"> [m]: [Xmax,Ymax, Zmax, Xmin, Ymin]. Centered at (0,0,0)</text:span></text:p>
          <text:p text:style-name="P7"><text:span text:style-name="T9">- </text:span><text:span text:style-name="T10">Map</text:span><text:span text:style-name="T9"> </text:span><text:span text:style-name="T10">Resolution</text:span><text:span text:style-name="T9"> [m]: Occupancy matrix step</text:span></text:p>
          <text:p text:style-name="P7"><text:span text:style-name="T9">- </text:span><text:span text:style-name="T10">Inflations</text:span><text:span text:style-name="T9"> [m]: MAV Real size and Safe distances to the obstacles</text:span></text:p>
          <text:p text:style-name="P7"><text:span text:style-name="T9">- </text:span><text:span text:style-name="T10">TimeOut</text:span><text:span text:style-name="T9"> [sec]: Max time to get a valid solution</text:span></text:p>
          <text:p text:style-name="P7"><text:span text:style-name="T9">- </text:span><text:span text:style-name="T10">Initial point factor</text:span><text:span text:style-name="T9"> []: <text:s/>Factor to decrease the weight to the distance from the origin, </text:span></text:p>
          <text:p text:style-name="P7"><text:span text:style-name="T9"><text:tab/></text:span><text:span text:style-name="T9"><text:tab/></text:span><text:span text:style-name="T9"><text:tab/></text:span><text:span text:style-name="T9"> <text:s text:c="5"/></text:span><text:span text:style-name="T9">giving more importance to explore towards the goal</text:span></text:p>
          <text:p text:style-name="P7"><text:span text:style-name="T9">- </text:span><text:span text:style-name="T10">Altitude</text:span><text:span text:style-name="T9"> </text:span><text:span text:style-name="T10">weight</text:span><text:span text:style-name="T9"> []: Weight to increase the cost of altitude changes</text:span></text:p>
          <text:p text:style-name="P7"><text:span text:style-name="T9">- </text:span><text:span text:style-name="T10">Min inflated altitude</text:span><text:span text:style-name="T9"> [m]: Minimum altitude to inflate vertically (spurious at floor)</text:span></text:p>
          <text:p text:style-name="P7"><text:span text:style-name="T9">- </text:span><text:span text:style-name="T10">Result</text:span><text:span text:style-name="T9"> </text:span><text:span text:style-name="T10">trajectory</text:span><text:span text:style-name="T9"> </text:span><text:span text:style-name="T10">parameters</text:span><text:span text:style-name="T9"> [m, m/s, rad/s]:</text:span></text:p>
          <text:p text:style-name="P6"><text:span text:style-name="T8"/></text:p>
          <text:p text:style-name="P6"><text:span text:style-name="T8"><text:tab/></text:span><text:span text:style-name="T8">(Dxy, Dz)</text:span><text:span text:style-name="T11">max</text:span><text:span text:style-name="T8"> [m]:</text:span><text:span text:style-name="T8"><text:tab/></text:span><text:span text:style-name="T8"><text:tab/></text:span><text:span text:style-name="T8">Max distance between waypoints</text:span></text:p>
          <text:p text:style-name="P6"><text:span text:style-name="T8"><text:tab/></text:span><text:span text:style-name="T8">(Dxy, Dz)</text:span><text:span text:style-name="T11">tol</text:span><text:span text:style-name="T8"> [m]:</text:span><text:span text:style-name="T8"><text:tab/></text:span><text:span text:style-name="T8"><text:tab/></text:span><text:span text:style-name="T8">Tolerance to the waypoints distance</text:span></text:p>
          <text:p text:style-name="P6"><text:span text:style-name="T8"><text:tab/></text:span><text:span text:style-name="T8">(Vxy, Vz)</text:span><text:span text:style-name="T11">avrg</text:span><text:span text:style-name="T8"> [m/s]:</text:span><text:span text:style-name="T8"><text:tab/></text:span><text:span text:style-name="T8"><text:tab/></text:span><text:span text:style-name="T8">Mean velocity</text:span></text:p>
          <text:p text:style-name="P6"><text:span text:style-name="T8"><text:tab/></text:span><text:span text:style-name="T8">(Vxy, Vz)</text:span><text:span text:style-name="T11">avrg_if</text:span><text:span text:style-name="T8"> [m/s]:</text:span><text:span text:style-name="T8"><text:tab/></text:span><text:span text:style-name="T8">Initial and final wps mean velocity</text:span></text:p>
          <text:p text:style-name="P6"><text:span text:style-name="T8"><text:tab/></text:span><text:span text:style-name="T8">(Wyaw)</text:span><text:span text:style-name="T11">avrg</text:span><text:span text:style-name="T8"> [rad/s]: <text:s text:c="8"/></text:span><text:span text:style-name="T8"><text:tab/></text:span><text:span text:style-name="T8">Angular velocity</text:span></text:p>
          <text:p text:style-name="P6"><text:span text:style-name="T8"><text:tab/></text:span><text:span text:style-name="T8">(Dyaw)</text:span><text:span text:style-name="T11">tol</text:span><text:span text:style-name="T8"> [m]: <text:s text:c="11"/></text:span><text:span text:style-name="T8"><text:tab/></text:span><text:span text:style-name="T8">Min distance between wps to set yaw Ahead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3.9cm" svg:y1="8.2cm" svg:x2="13.9cm" svg:y2="5.8cm" draw:start-shape="id1" draw:end-shape="id2" draw:end-glue-point="2" svg:d="M13900 8200v-2400" svg:viewBox="0 0 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19:29:19.489208481</meta:creation-date>
    <dc:date>2016-11-02T16:23:57.790497997</dc:date>
    <meta:editing-duration>PT2H22M27S</meta:editing-duration>
    <meta:editing-cycles>44</meta:editing-cycles>
    <meta:generator>LibreOffice/4.2.8.2$Linux_X86_64 LibreOffice_project/420m0$Build-2</meta:generator>
    <meta:document-statistic meta:object-count="13"/>
  </office:meta>
</office:document-meta>
</file>